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D80000008BA5DE93607F0D640C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999cm" svg:height="12.28cm" svg:x="1.195cm" svg:y="8.835cm">
          <draw:image xlink:href="Pictures/1000000000000D80000008BA5DE93607F0D640C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31T21:32:38.154000000</meta:creation-date>
    <dc:date>2023-07-31T22:27:31.784000000</dc:date>
    <meta:editing-duration>PT54M54S</meta:editing-duration>
    <meta:editing-cycles>1</meta:editing-cycles>
    <meta:document-statistic meta:object-count="1"/>
    <meta:generator>LibreOffice/7.4.3.2$Windows_X86_64 LibreOffice_project/1048a8393ae2eeec98dff31b5c133c5f1d08b890</meta:generator>
  </office:meta>
</office:document-meta>
</file>